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roximaNova-Regular" svg:font-family="ProximaNova-Regular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ff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202729" style:font-name="Calibri" fo:font-size="12pt" fo:font-weight="normal" style:font-name-asian="ProximaNova-Regular" style:font-size-asian="12pt" style:font-weight-asian="normal" style:font-name-complex="ProximaNova-Regular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3333ff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202729" style:font-name="Calibri" fo:font-size="12pt" fo:font-weight="normal" style:font-name-asian="ProximaNova-Regular" style:font-size-asian="12pt" style:font-weight-asian="normal" style:font-name-complex="ProximaNova-Regular" style:font-size-complex="12pt" style:font-weight-complex="normal"/>
    </style:style>
    <style:style style:name="T5" style:family="text">
      <style:text-properties fo:color="#202729" style:font-name-asian="ProximaNova-Regular" style:font-name-complex="ProximaNova-Regula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p analiza bezbjedonsti </text:p>
      <text:p text:style-name="P1">aplikacije i OWASP</text:p>
      <text:p text:style-name="P1">top 10 liste prijetnji</text:p>
      <text:p text:style-name="P1"/>
      <text:p text:style-name="P2">Injection napadi (A1)</text:p>
      <text:list xml:id="list331365301583228492" text:style-name="L1">
        <text:list-header>
          <text:p text:style-name="P8"/>
        </text:list-header>
      </text:list>
      <text:p text:style-name="P3"><text:tab/>Injection napadi predstavljaju slanje malicioznih komadi ili upita prevodiocu u aplikaciji <text:tab/>npr. SQL ili XML. Ukoliko aplikacaja nema parametrizovane upite ili pravilne escape <text:tab/>karaktere maliciozan korisnik može da mjenja podatke u aplikaciji ili u najgorem slucaju da <text:tab/>preuzme potpunu kontrolu nad aplikacijom. </text:p>
      <text:p text:style-name="P3"/>
      <text:p text:style-name="P3"><text:tab/>Nepravilno slanje upita u bazu:</text:p>
      <text:p text:style-name="P3"/>
      <text:p text:style-name="P4"><text:span text:style-name="T1"><text:tab/></text:span><text:span text:style-name="T2">String query = "SELECT * FROM accounts WHERE custID='" + <text:tab/>request.getParameter("id") + "'"; </text:span></text:p>
      <text:p text:style-name="P4"/>
      <text:p text:style-name="P4"><text:tab/>Ukoliko maliciozan korisnik napiše ' or '1'='1 <text:s/>ima pristup svim poljima u tabeli accounts:</text:p>
      <text:p text:style-name="P4"/>
      <text:p text:style-name="P4"><text:tab/><text:span text:style-name="T2">http://example.com/app/accountView?id=' or '1'='1 </text:span></text:p>
      <text:p text:style-name="P9"/>
      <text:p text:style-name="P9"><text:tab/></text:p>
      <text:p text:style-name="P4"/>
      <text:p text:style-name="P4"><text:tab/>Naša aplikacija je ranjiva na SQL i XML napade. SQL napade riješavamo korištenjem <text:tab/>parametrizovanih upita a XML validacijom XML Scheme.</text:p>
      <text:p text:style-name="P4"/>
      <text:p text:style-name="P4"/>
      <text:p text:style-name="P2">Nepravilna autentifikacija ili upravljanje sesijom (A2)</text:p>
      <text:p text:style-name="P2"/>
      <text:p text:style-name="P4"><text:span text:style-name="T3"><text:tab/></text:span><text:span text:style-name="T1">Ukoliko sistem za autentifikaciju ili upravljanje sesijom nije dobro konfigurisan maliciozni <text:tab/>korisnici mogu doći do detalja za login korisnika a u najgorem slučaju svih korisnika <text:tab/>(ukoliko se dođe do detalja privilegovanih korisnika).Neki od propusta koji omogućuju ove <text:s text:c="2"/><text:tab/>napade:</text:span></text:p>
      <text:p text:style-name="P3"/>
      <text:list xml:id="list3907647067249419344" text:style-name="L2">
        <text:list-item>
          <text:p text:style-name="P11">Session timeout nije dobro podešen pa ukoliko korisnik zatvori web aplikaciju bez logouta sljedeći korisnik može korisiti njegov račun</text:p>
        </text:list-item>
        <text:list-item>
          <text:p text:style-name="P11">Session id je vidljiv u URLu</text:p>
        </text:list-item>
        <text:list-item>
          <text:p text:style-name="P11">Detalji logina nisu dobro šifrovani i heširani u bazi</text:p>
        </text:list-item>
        <text:list-item>
          <text:p text:style-name="P11">Detalji logina i session Id-ovi se šalju preko konekcije koja nije enkriptovana</text:p>
        </text:list-item>
      </text:list>
      <text:p text:style-name="P3"/>
      <text:p text:style-name="P3"/>
      <text:p text:style-name="P4"><text:span text:style-name="T1"><text:tab/>U našoj aplikaciji l</text:span><text:span text:style-name="T4">ozinka se čuva u bazi i hash kodirana je RSA-SHA1 algoritmom. <text:tab/>Upotrebom HTTPS protokol <text:tab/>omogućili smo siguran prenos korisničkog imena i lozinke.</text:span></text:p>
      <text:p text:style-name="P14"/>
      <text:p text:style-name="P14"/>
      <text:p text:style-name="P14"/>
      <text:p text:style-name="P14"><text:soft-page-break/></text:p>
      <text:p text:style-name="P2">Cross-site scripting (A3)</text:p>
      <text:p text:style-name="P2"/>
      <text:p text:style-name="P6"><text:span text:style-name="T3"><text:tab/></text:span><text:span text:style-name="T1">Cross-site scripting ili XSS se dešava kad aplikacija koristi korisnički unešene podatke u <text:tab/>nekom prevodiocu browsera npr. Javascript,Flash. Maliciozan korisnik može da unese skript</text:span></text:p>
      <text:p text:style-name="P15"><text:tab/>koji može npr. dobaviti session Id nekog korisnika, izmjeniti web aplikaciju ili ubaciti štetan <text:tab/>sadržaj u web aplikaciju.</text:p>
      <text:p text:style-name="P15"/>
      <text:p text:style-name="P15"><text:tab/>Zaštita od ovog napada izvršava se pravilnim escape-ovanje npr. s Jsoup-om koji ne <text:tab/>dozvoljava korištenje script taga.</text:p>
      <text:p text:style-name="P16"/>
      <text:p text:style-name="P16"/>
      <text:p text:style-name="P16">Nepravilna kontrola pristupa (A4)</text:p>
      <text:p text:style-name="P16"/>
      <text:p text:style-name="P6"><text:span text:style-name="T3"><text:tab/></text:span><text:span text:style-name="T1">Web aplikacija lako može postati meta napada ako kontrola pristupa nije dobro <text:tab/>implementirana. Ukoliko korisnici mogu pristupiti resursima i funkcijama za koje nemaju <text:tab/>ovlašćenja kontrola pristupa nije dobro iplementirana. Maliciozan korisnik može npr. ući na </text:span></text:p>
      <text:p text:style-name="P15"><text:tab/>stranicu administratora web aplikacije i vršiti nelegane promjene.</text:p>
      <text:p text:style-name="P15"/>
      <text:p text:style-name="P15"><text:tab/>Naša aplikacija je ranjiva ako korisnici mogu pristupati resursima za koje nemaju </text:p>
      <text:p text:style-name="P15"><text:s text:c="9"/><text:tab/>ovlašćenja. Zbog toga koristimo RDBS uloge za korisnike kako bi mogli kontrolisati pristup <text:tab/>resursima.</text:p>
      <text:p text:style-name="P15"/>
      <text:p text:style-name="P16">Nepravilna konfiguracija sigurnosti aplikacije (A5)</text:p>
      <text:p text:style-name="P5"><text:span text:style-name="T3"><text:tab/></text:span><text:span text:style-name="T1">Ako sigurnost aplikacije nije do kraja konfigurisana na svim nivoima maliciozni korisnici <text:s text:c="3"/><text:tab/>mogu iskorisiti previde da pristupe podacima aplikacije. Developeri i sistem administartori <text:tab/>moraju surađivati tokom čitavog razvoja aplikacije da ne bi došlo do ovih propusta. Neki od <text:tab/>znakova nesigurne konfiguracije:</text:span></text:p>
      <text:p text:style-name="P15"/>
      <text:list xml:id="list9142311635475988572" text:style-name="L3">
        <text:list-item>
          <text:p text:style-name="P12">biblioteke ili frameworks-i u aplikaciji nisu ažurirani (up to date)</text:p>
        </text:list-item>
        <text:list-item>
          <text:p text:style-name="P12">u aplikaciji su ostavljene nepotrebni portovi ili funkcije</text:p>
        </text:list-item>
        <text:list-item>
          <text:p text:style-name="P12">ostavljeni su default korisnici sa šiframa (Admin stranica npr.)</text:p>
        </text:list-item>
        <text:list-item>
          <text:p text:style-name="P12">moguće je izlistati klase aplikacije</text:p>
        </text:list-item>
        <text:list-item>
          <text:p text:style-name="P12">error stack se i dalje ispisuje</text:p>
        </text:list-item>
        <text:list-item>
          <text:p text:style-name="P12">konfiguracija framework-a za sigurnost je ostavljena na default vrjednostima</text:p>
        </text:list-item>
      </text:list>
      <text:p text:style-name="P3"/>
      <text:p text:style-name="P3"><text:tab/>U svakoj aplikaciji uključujći i našoj ovi problemi se rješavaju:</text:p>
      <text:p text:style-name="P3"/>
      <text:list xml:id="list1439055514860956181" text:style-name="L4">
        <text:list-item>
          <text:p text:style-name="P13">osigurati da development i production okruženja osigurana sa istom sigurnom konfiguracijom</text:p>
        </text:list-item>
        <text:list-item>
          <text:p text:style-name="P13">osigurati da su korišteni resursi ažurirani</text:p>
        </text:list-item>
        <text:list-item>
          <text:p text:style-name="P13">napraviti arhitekture aplikacije tako da su komponente razdvojene u sigurne cjeline</text:p>
        </text:list-item>
        <text:list-item>
          <text:p text:style-name="P13">automitozavan proces koji ce osigurati da je sigurna konfiguracija prisutna u svim okruženjima</text:p>
        </text:list-item>
      </text:list>
      <text:p text:style-name="P16"/>
      <text:p text:style-name="P16"/>
      <text:p text:style-name="P16"/>
      <text:p text:style-name="P16"><text:soft-page-break/></text:p>
      <text:p text:style-name="P16">Prikazivanje osjetljivih podataka(A6)</text:p>
      <text:p text:style-name="P16"/>
      <text:p text:style-name="P16"><text:tab/><text:span text:style-name="T1">Jedna od opasnosti za web aplikaciju je otkrivanje osjetljvih podataka npr. brojevi kreditne <text:tab/>kartice, zdravstvene informacije. Ako informacije nisu šifrovane i komunikacija nije <text:tab/>osigurana od prisluškivanja maliciozni korisnici mogu doći do ovih osjetljivih podataka.</text:span></text:p>
      <text:p text:style-name="P16"><text:span text:style-name="T1"/></text:p>
      <text:p text:style-name="P16"><text:span text:style-name="T1"><text:tab/>Ovaj problem se rješava korištenjem SSL protokola u komunikaciji i šifrovanjem podataka u <text:tab/>bazi. Posebno je važno širovanje i saltovanje šifre računa korisnika.</text:span></text:p>
      <text:p text:style-name="P16"/>
      <text:p text:style-name="P16"/>
      <text:p text:style-name="P16">Nedovoljna zaštita od napada(A7)</text:p>
      <text:p text:style-name="P16"/>
      <text:p text:style-name="P16"><text:tab/><text:span text:style-name="T1">Ova vrsta napada se dešava kada aplikacija nema dobar sistem za logovanje requostova <text:tab/>poslanih na aplikaciju. Maliciozni korisnici mogu iskorisiti ovaj prepust te uz pomoć velikog <text:tab/>broja automitozavanih requestova vremenom naći i iskoristi slabosti u aplikaciji.</text:span></text:p>
      <text:p text:style-name="P16"><text:span text:style-name="T1"/></text:p>
      <text:p text:style-name="P16"><text:span text:style-name="T1"><text:tab/>Ovaj problem se rjesava dobrim sistemom za logovanje u aplikaciji radi pravovrmene <text:tab/>detekcije nepravilnog ponasanja korisnika(automitozavni requestovi). Redovno patchovanje <text:tab/>je takodje bitno.</text:span></text:p>
      <text:p text:style-name="P16"><text:span text:style-name="T1"/></text:p>
      <text:p text:style-name="P16"><text:span text:style-name="T5">Cross-site request forgery</text:span>(A8)</text:p>
      <text:p text:style-name="P16"/>
      <text:p text:style-name="P16"><text:tab/><text:span text:style-name="T1">Ovaj napad se dešava kad maliciozan korisnik stavi svoje lažne requestove u npr. Img <text:tab/>tagovima. Napadač korisiti sesiju validnog korisnika koji pošalje lažni reuqest.</text:span></text:p>
      <text:p text:style-name="P16"><text:span text:style-name="T1"/></text:p>
      <text:p text:style-name="P16"><text:span text:style-name="T1"><text:tab/>Većina framework-a ima ugradjenu zaštitu od ovih napada, ali aplikacija se može dodatno <text:tab/>osigurati korištenem unique tokena.</text:span></text:p>
      <text:p text:style-name="P16"><text:span text:style-name="T1"/></text:p>
      <text:p text:style-name="P16"><text:span text:style-name="T5">Korištenje komponenti sa poznatim slabostima</text:span>(A9)</text:p>
      <text:p text:style-name="P16"/>
      <text:p text:style-name="P16"><text:tab/><text:span text:style-name="T1">Web aplikacije moraju korisiti razne biblioteke i framework-ove da bi funkcionisale. <text:tab/>Ukoliko verzije ovih komponenti nisu ažurirane ili imaju poznatu slabost napadači ih mogu <text:tab/>iskorisiti za backdoor access.</text:span></text:p>
      <text:p text:style-name="P16"><text:span text:style-name="T1"/></text:p>
      <text:p text:style-name="P16"><text:span text:style-name="T1"><text:tab/>Ovaj problem se rješava pravovremenim update-ovanjem komponenti i detekcijom slabosti <text:tab/>u aplikaciji.</text:span></text:p>
      <text:p text:style-name="P16"><text:span text:style-name="T1"/></text:p>
      <text:p text:style-name="P16"><text:span text:style-name="T1"/></text:p>
      <text:p text:style-name="P16"><text:span text:style-name="T5">Slabosti u sigurnosti API-ja</text:span>(A10)</text:p>
      <text:p text:style-name="P16"/>
      <text:p text:style-name="P16"><text:tab/><text:span text:style-name="T1">Moderne web aplikacije koriste različite API-je i servise npr. Rest,Soap. Ukoliko u API-ju <text:tab/>postoje sigurnosni propusti maliciozni korisnici ih mogu iskorisiti da preuzmu čitavu web <text:tab/>aplikaciju.</text:span></text:p>
      <text:p text:style-name="P16"><text:span text:style-name="T1"/></text:p>
      <text:p text:style-name="P16"><text:span text:style-name="T1"><text:tab/>Da bi sprječile ove napade trebamo da osiguramo komunikaciju između klijentske strane </text:span><text:soft-page-break/><text:span text:style-name="T1"><text:tab/>aplikacije i API-ja. U našoj aplikaciji komunikacija između Rest i Soap servisa i klijentske </text:span></text:p>
      <text:p text:style-name="P16"><text:span text:style-name="T1"><text:tab/>strane aplikacije je šifrovana i sigurna.</text:span></text:p>
      <text:p text:style-name="P16"><text:span text:style-name="T1"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roximaNova-Regular" svg:font-family="ProximaNova-Regular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s" fo:country="B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6:43:32.26</meta:creation-date>
    <dc:date>2017-06-19T23:57:58.17</dc:date>
    <meta:editing-duration>P1DT1H19M27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4" meta:paragraph-count="56" meta:word-count="791" meta:character-count="5778"/>
  </office:meta>
</office:document-meta>
</file>